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/>
    <style:font-face style:name="Arial3" svg:font-family="Arial" style:font-family-generic="swiss"/>
    <style:font-face style:name="Arial" svg:font-family="Arial" style:font-adornments="Italic" style:font-family-generic="swiss"/>
    <style:font-face style:name="Arial1" svg:font-family="Arial" style:font-adornments="Regular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3cm" style:rel-column-width="32760*"/>
    </style:style>
    <style:style style:name="Table1.B" style:family="table-column">
      <style:table-column-properties style:column-width="8.797cm" style:rel-column-width="32775*"/>
    </style:style>
    <style:style style:name="Table1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e1.B1" style:family="table-cell">
      <style:table-cell-properties fo:padding="0.097cm" fo:border="0.05pt solid #ffffff"/>
    </style:style>
    <style:style style:name="P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148185" officeooo:paragraph-rsid="009250bc"/>
    </style:style>
    <style:style style:name="P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17788a" officeooo:paragraph-rsid="00943ebf"/>
    </style:style>
    <style:style style:name="P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642d10"/>
    </style:style>
    <style:style style:name="P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6fe612"/>
    </style:style>
    <style:style style:name="P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475c78"/>
    </style:style>
    <style:style style:name="P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3b21d8"/>
    </style:style>
    <style:style style:name="P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8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/>
    </style:style>
    <style:style style:name="P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410590" officeooo:paragraph-rsid="00410590"/>
    </style:style>
    <style:style style:name="P1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475c78" officeooo:paragraph-rsid="00475c78"/>
    </style:style>
    <style:style style:name="P1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15f8cb" officeooo:paragraph-rsid="005ce2ea"/>
    </style:style>
    <style:style style:name="P1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5df264" officeooo:paragraph-rsid="005df264"/>
    </style:style>
    <style:style style:name="P1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5ce2ea" officeooo:paragraph-rsid="005ce2ea"/>
    </style:style>
    <style:style style:name="P1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3630e3" officeooo:paragraph-rsid="003630e3"/>
    </style:style>
    <style:style style:name="P1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1bfddc" officeooo:paragraph-rsid="003630e3"/>
    </style:style>
    <style:style style:name="P1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27c58f" officeooo:paragraph-rsid="0027c58f"/>
    </style:style>
    <style:style style:name="P1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2bc0f9" officeooo:paragraph-rsid="002bc0f9"/>
    </style:style>
    <style:style style:name="P1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625994" officeooo:paragraph-rsid="00625994"/>
    </style:style>
    <style:style style:name="P1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681ccd" officeooo:paragraph-rsid="0079167c"/>
    </style:style>
    <style:style style:name="P2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292b77" officeooo:paragraph-rsid="00292b77"/>
    </style:style>
    <style:style style:name="P2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3e583f" officeooo:paragraph-rsid="003e583f"/>
    </style:style>
    <style:style style:name="P2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23db95" officeooo:paragraph-rsid="0022c3b8"/>
    </style:style>
    <style:style style:name="P2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3288a7" officeooo:paragraph-rsid="006ddbb4"/>
    </style:style>
    <style:style style:name="P2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font-style="normal" fo:font-weight="normal" officeooo:paragraph-rsid="0076a368"/>
    </style:style>
    <style:style style:name="P25" style:family="paragraph" style:parent-style-name="Text_20_body">
      <style:paragraph-properties fo:margin-left="0cm" fo:margin-right="0cm" fo:text-align="center" style:justify-single-word="false" fo:widows="1" fo:text-indent="0cm" style:auto-text-indent="false"/>
      <style:text-properties fo:font-variant="normal" fo:text-transform="none" fo:color="#222222" style:font-name="Arial3" fo:font-size="24pt" fo:letter-spacing="normal" fo:language="pt" fo:country="PT" fo:font-style="normal" fo:font-weight="bold"/>
    </style:style>
    <style:style style:name="P2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3" fo:language="pt" fo:country="PT"/>
    </style:style>
    <style:style style:name="P2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3" fo:language="pt" fo:country="PT" officeooo:paragraph-rsid="00642d10"/>
    </style:style>
    <style:style style:name="P2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3" fo:language="pt" fo:country="PT" officeooo:rsid="001ea7e4" officeooo:paragraph-rsid="0079167c"/>
    </style:style>
    <style:style style:name="P2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3" fo:language="pt" fo:country="PT" officeooo:rsid="001bfddc" officeooo:paragraph-rsid="0079167c"/>
    </style:style>
    <style:style style:name="P3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3" officeooo:paragraph-rsid="0022c3b8"/>
    </style:style>
    <style:style style:name="P31" style:family="paragraph" style:parent-style-name="Text_20_body">
      <style:text-properties style:font-name="Arial3" officeooo:rsid="0079167c" officeooo:paragraph-rsid="0079167c"/>
    </style:style>
    <style:style style:name="P32" style:family="paragraph" style:parent-style-name="Text_20_body">
      <style:text-properties style:font-name="Arial3" fo:font-size="16.1000003814697pt" fo:font-weight="bold" officeooo:rsid="007d8cc8" officeooo:paragraph-rsid="007d8cc8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33" style:family="paragraph" style:parent-style-name="Text_20_body">
      <style:text-properties style:font-name="Arial3" officeooo:rsid="007d8cc8" officeooo:paragraph-rsid="007d8cc8"/>
    </style:style>
    <style:style style:name="P34" style:family="paragraph" style:parent-style-name="Table_20_Contents">
      <style:paragraph-properties fo:text-align="justify" style:justify-single-word="false"/>
      <style:text-properties style:font-name="Arial3"/>
    </style:style>
    <style:style style:name="P3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6" style:family="paragraph" style:parent-style-name="Contents_20_Heading">
      <style:text-properties fo:font-style="normal" fo:font-weight="bold" style:font-style-asian="normal" style:font-weight-asian="bold" style:font-style-complex="normal" style:font-weight-complex="bold"/>
    </style:style>
    <style:style style:name="P3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9" style:family="paragraph" style:parent-style-name="Heading_20_3">
      <style:text-properties style:font-name="Arial3"/>
    </style:style>
    <style:style style:name="P40" style:family="paragraph" style:parent-style-name="Heading_20_2">
      <style:text-properties style:font-name="Arial3"/>
    </style:style>
    <style:style style:name="P41" style:family="paragraph" style:parent-style-name="Heading_20_2">
      <style:text-properties style:font-name="Arial3" officeooo:paragraph-rsid="00943ebf"/>
    </style:style>
    <style:style style:name="P42" style:family="paragraph" style:parent-style-name="Heading_20_2">
      <style:text-properties style:font-name="Arial3" officeooo:paragraph-rsid="0079167c"/>
    </style:style>
    <style:style style:name="P43" style:family="paragraph" style:parent-style-name="Heading_20_2">
      <style:text-properties style:font-name="Arial3" fo:font-size="16.1000003814697pt" fo:font-weight="bold" officeooo:rsid="007d8cc8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44" style:family="paragraph" style:parent-style-name="Heading_20_1">
      <style:text-properties style:font-name="Arial3"/>
    </style:style>
    <style:style style:name="P45" style:family="paragraph" style:parent-style-name="Heading_20_1">
      <style:text-properties style:font-name="Arial3" officeooo:paragraph-rsid="0079167c"/>
    </style:style>
    <style:style style:name="P46" style:family="paragraph" style:parent-style-name="Heading_20_1">
      <style:text-properties style:font-name="Arial3" officeooo:rsid="0079167c" officeooo:paragraph-rsid="0079167c"/>
    </style:style>
    <style:style style:name="P47" style:family="paragraph" style:parent-style-name="Text_20_body" style:list-style-name="L1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/>
    </style:style>
    <style:style style:name="P48" style:family="paragraph" style:parent-style-name="Text_20_body" style:list-style-name="L2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4510c8"/>
    </style:style>
    <style:style style:name="P49" style:family="paragraph" style:parent-style-name="Text_20_body" style:list-style-name="L3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50" style:family="paragraph" style:parent-style-name="Text_20_body" style:list-style-name="L4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51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52" style:family="paragraph" style:parent-style-name="Text_20_body" style:list-style-name="L2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43baa9" officeooo:paragraph-rsid="004510c8"/>
    </style:style>
    <style:style style:name="P53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642d10" officeooo:paragraph-rsid="0079167c"/>
    </style:style>
    <style:style style:name="P54" style:family="paragraph" style:parent-style-name="Text_20_body" style:list-style-name="L2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4510c8"/>
    </style:style>
    <style:style style:name="P55" style:family="paragraph" style:parent-style-name="Text_20_body" style:list-style-name="L3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56" style:family="paragraph" style:parent-style-name="Text_20_body" style:list-style-name="L4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57" style:family="paragraph" style:parent-style-name="Text_20_body" style:list-style-name="L5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79167c"/>
    </style:style>
    <style:style style:name="P58" style:family="paragraph" style:parent-style-name="Text_20_body" style:list-style-name="L1">
      <style:paragraph-properties fo:margin-left="0.794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45c797"/>
    </style:style>
    <style:style style:name="P59" style:family="paragraph" style:parent-style-name="Text_20_body" style:list-style-name="L1">
      <style:paragraph-properties fo:margin-left="0.794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paragraph-rsid="0012a240"/>
    </style:style>
    <style:style style:name="P60" style:family="paragraph" style:parent-style-name="Text_20_body" style:list-style-name="L1">
      <style:paragraph-properties fo:margin-left="0.794cm" fo:margin-right="0cm" fo:text-align="justify" style:justify-single-word="false" fo:widows="1" fo:text-indent="0cm" style:auto-text-indent="false"/>
      <style:text-properties fo:font-variant="normal" fo:text-transform="none" fo:color="#222222" style:font-name="Arial3" fo:font-size="12pt" fo:letter-spacing="normal" fo:language="pt" fo:country="PT" fo:font-style="normal" fo:font-weight="normal" officeooo:rsid="0012a240" officeooo:paragraph-rsid="0012a240"/>
    </style:style>
    <style:style style:name="T1" style:family="text">
      <style:text-properties officeooo:rsid="0012a240"/>
    </style:style>
    <style:style style:name="T2" style:family="text">
      <style:text-properties fo:font-variant="normal" fo:text-transform="none" fo:color="#222222" fo:font-size="12pt" fo:letter-spacing="normal" fo:font-style="normal" fo:font-weight="normal"/>
    </style:style>
    <style:style style:name="T3" style:family="text">
      <style:text-properties fo:font-variant="normal" fo:text-transform="none" fo:color="#222222" fo:font-size="12pt" fo:letter-spacing="normal" fo:font-style="normal" fo:font-weight="normal" officeooo:rsid="0053d9e1"/>
    </style:style>
    <style:style style:name="T4" style:family="text">
      <style:text-properties fo:font-variant="normal" fo:text-transform="none" fo:color="#222222" fo:font-size="12pt" fo:letter-spacing="normal" fo:font-style="normal" fo:font-weight="normal" officeooo:rsid="00219467"/>
    </style:style>
    <style:style style:name="T5" style:family="text">
      <style:text-properties fo:font-variant="normal" fo:text-transform="none" fo:color="#222222" fo:font-size="12pt" fo:letter-spacing="normal" fo:font-style="normal" fo:font-weight="normal" officeooo:rsid="0020b22a"/>
    </style:style>
    <style:style style:name="T6" style:family="text">
      <style:text-properties fo:font-variant="normal" fo:text-transform="none" fo:color="#222222" fo:font-size="12pt" fo:letter-spacing="normal" fo:language="pt" fo:country="PT" fo:font-style="normal" fo:font-weight="normal" officeooo:rsid="0020b22a"/>
    </style:style>
    <style:style style:name="T7" style:family="text">
      <style:text-properties fo:font-variant="normal" fo:text-transform="none" fo:color="#222222" fo:font-size="12pt" fo:letter-spacing="normal" fo:language="pt" fo:country="PT" fo:font-style="normal" fo:font-weight="normal" officeooo:rsid="0022c3b8"/>
    </style:style>
    <style:style style:name="T8" style:family="text">
      <style:text-properties fo:font-variant="normal" fo:text-transform="none" fo:color="#222222" fo:font-size="12pt" fo:letter-spacing="normal" fo:language="pt" fo:country="PT" fo:font-style="normal" fo:font-weight="normal" officeooo:rsid="0023db95"/>
    </style:style>
    <style:style style:name="T9" style:family="text">
      <style:text-properties officeooo:rsid="002642f8"/>
    </style:style>
    <style:style style:name="T10" style:family="text">
      <style:text-properties officeooo:rsid="002c1396"/>
    </style:style>
    <style:style style:name="T11" style:family="text">
      <style:text-properties officeooo:rsid="0033f866"/>
    </style:style>
    <style:style style:name="T12" style:family="text">
      <style:text-properties officeooo:rsid="00394a81"/>
    </style:style>
    <style:style style:name="T13" style:family="text">
      <style:text-properties officeooo:rsid="003630e3"/>
    </style:style>
    <style:style style:name="T14" style:family="text">
      <style:text-properties officeooo:rsid="003d1aed"/>
    </style:style>
    <style:style style:name="T15" style:family="text">
      <style:text-properties officeooo:rsid="00414749"/>
    </style:style>
    <style:style style:name="T16" style:family="text">
      <style:text-properties officeooo:rsid="004257d4"/>
    </style:style>
    <style:style style:name="T17" style:family="text">
      <style:text-properties officeooo:rsid="004510c8"/>
    </style:style>
    <style:style style:name="T18" style:family="text">
      <style:text-properties officeooo:rsid="004520e7"/>
    </style:style>
    <style:style style:name="T19" style:family="text">
      <style:text-properties officeooo:rsid="00467e81"/>
    </style:style>
    <style:style style:name="T20" style:family="text">
      <style:text-properties officeooo:rsid="004e88d5"/>
    </style:style>
    <style:style style:name="T21" style:family="text">
      <style:text-properties officeooo:rsid="0050d8d9"/>
    </style:style>
    <style:style style:name="T22" style:family="text">
      <style:text-properties officeooo:rsid="00559ff7"/>
    </style:style>
    <style:style style:name="T23" style:family="text">
      <style:text-properties officeooo:rsid="0059ab6f"/>
    </style:style>
    <style:style style:name="T24" style:family="text">
      <style:text-properties officeooo:rsid="005ce2ea"/>
    </style:style>
    <style:style style:name="T25" style:family="text">
      <style:text-properties officeooo:rsid="00625994"/>
    </style:style>
    <style:style style:name="T26" style:family="text">
      <style:text-properties officeooo:rsid="00642d10"/>
    </style:style>
    <style:style style:name="T27" style:family="text">
      <style:text-properties officeooo:rsid="006578c0"/>
    </style:style>
    <style:style style:name="T28" style:family="text">
      <style:text-properties officeooo:rsid="00681ccd"/>
    </style:style>
    <style:style style:name="T29" style:family="text">
      <style:text-properties officeooo:rsid="006ad6e4"/>
    </style:style>
    <style:style style:name="T30" style:family="text">
      <style:text-properties officeooo:rsid="006fe612"/>
    </style:style>
    <style:style style:name="T31" style:family="text">
      <style:text-properties fo:language="pt" fo:country="PT" officeooo:rsid="00292b77"/>
    </style:style>
    <style:style style:name="T32" style:family="text">
      <style:text-properties fo:language="pt" fo:country="PT" officeooo:rsid="0075e470"/>
    </style:style>
    <style:style style:name="T33" style:family="text">
      <style:text-properties officeooo:rsid="007a696b"/>
    </style:style>
    <style:style style:name="T34" style:family="text">
      <style:text-properties officeooo:rsid="007d8cc8"/>
    </style:style>
    <style:style style:name="T35" style:family="text">
      <style:text-properties officeooo:rsid="007ee605"/>
    </style:style>
    <style:style style:name="T36" style:family="text">
      <style:text-properties officeooo:rsid="008d2f86"/>
    </style:style>
    <style:style style:name="T37" style:family="text">
      <style:text-properties officeooo:rsid="008f278a"/>
    </style:style>
    <style:style style:name="T38" style:family="text">
      <style:text-properties officeooo:rsid="00943ebf"/>
    </style:style>
    <style:style style:name="T39" style:family="text">
      <style:text-properties officeooo:rsid="00966f79"/>
    </style:style>
    <style:style style:name="T40" style:family="text">
      <style:text-properties officeooo:rsid="0097aa3c"/>
    </style:style>
    <style:style style:name="T41" style:family="text">
      <style:text-properties style:font-name="Arial3"/>
    </style:style>
    <style:style style:name="T42" style:family="text">
      <style:text-properties style:font-name="Arial3" officeooo:rsid="009250bc"/>
    </style:style>
    <style:style style:name="T43" style:family="text">
      <style:text-properties style:font-name="Arial3" officeooo:rsid="00943ebf"/>
    </style:style>
    <style:style style:name="T44" style:family="text">
      <style:text-properties style:font-name="Arial3" officeooo:rsid="001aa2ee"/>
    </style:style>
    <style:style style:name="T45" style:family="text">
      <style:text-properties style:font-name="Arial3" officeooo:rsid="001943ba"/>
    </style:style>
    <style:style style:name="T46" style:family="text">
      <style:text-properties style:font-name="Arial3" officeooo:rsid="003e2072"/>
    </style:style>
    <style:style style:name="T47" style:family="text">
      <style:text-properties style:font-name="Arial3" officeooo:rsid="009cbb10"/>
    </style:style>
    <style:style style:name="T48" style:family="text">
      <style:text-properties officeooo:rsid="009b42b9"/>
    </style:style>
    <style:style style:name="T49" style:family="text">
      <style:text-properties officeooo:rsid="009cbb10"/>
    </style:style>
    <style:style style:name="T50" style:family="text">
      <style:text-properties officeooo:rsid="009e615b"/>
    </style:style>
    <style:style style:name="T51" style:family="text">
      <style:text-properties officeooo:rsid="009f852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.49cm, 0.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Unidade <text:span text:style-name="T1">de </text:span>produção <text:span text:style-name="T1">de sopa de </text:span>batata doce <text:span text:style-name="T20">com soja verd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table-of-content text:style-name="Sect1" text:protected="true" text:name="Table of Contents1">
              <text:table-of-content-source text:outline-level="10">
                <text:index-title-template text:style-name="Contents_20_Heading">Índice</text:index-title-template>
                <text:table-of-content-entry-template text:outline-level="1" text:style-name="Contents_20_1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2" text:style-name="Contents_20_2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3" text:style-name="Contents_20_3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4" text:style-name="Contents_20_4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5" text:style-name="Contents_20_5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6" text:style-name="Contents_20_6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7" text:style-name="Contents_20_7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8" text:style-name="Contents_20_8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9" text:style-name="Contents_20_9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10" text:style-name="Contents_20_10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</text:table-of-content-source>
              <text:index-body>
                <text:index-title text:style-name="Sect1" text:name="Table of Contents1_Head">
                  <text:p text:style-name="P36">Índice</text:p>
                </text:index-title>
                <text:p text:style-name="P35"><text:a xlink:type="simple" xlink:href="#__RefHeading___Toc578_155589717" text:style-name="Index_20_Link" text:visited-style-name="Index_20_Link">Apresentação<text:tab/>1</text:a></text:p>
                <text:p text:style-name="P37"><text:a xlink:type="simple" xlink:href="#__RefHeading___Toc580_155589717" text:style-name="Index_20_Link" text:visited-style-name="Index_20_Link">A ideia<text:tab/>1</text:a></text:p>
                <text:p text:style-name="P35"><text:a xlink:type="simple" xlink:href="#__RefHeading___Toc447_155589717" text:style-name="Index_20_Link" text:visited-style-name="Index_20_Link">Em que consiste cada unidade<text:tab/>2</text:a></text:p>
                <text:p text:style-name="P35"><text:a xlink:type="simple" xlink:href="#__RefHeading___Toc449_155589717" text:style-name="Index_20_Link" text:visited-style-name="Index_20_Link">Vantagens da unidade<text:tab/>2</text:a></text:p>
                <text:p text:style-name="P35"><text:a xlink:type="simple" xlink:href="#__RefHeading___Toc451_155589717" text:style-name="Index_20_Link" text:visited-style-name="Index_20_Link">Características<text:tab/>2</text:a></text:p>
                <text:p text:style-name="P37"><text:a xlink:type="simple" xlink:href="#__RefHeading___Toc582_155589717" text:style-name="Index_20_Link" text:visited-style-name="Index_20_Link">Estrutura das unidades<text:tab/>2</text:a></text:p>
                <text:p text:style-name="P35"><text:a xlink:type="simple" xlink:href="#__RefHeading___Toc453_155589717" text:style-name="Index_20_Link" text:visited-style-name="Index_20_Link">Produção<text:tab/>3</text:a></text:p>
                <text:p text:style-name="P37"><text:a xlink:type="simple" xlink:href="#__RefHeading___Toc455_155589717" text:style-name="Index_20_Link" text:visited-style-name="Index_20_Link">Gestão de cultivo<text:tab/>4</text:a></text:p>
                <text:p text:style-name="P38"><text:a xlink:type="simple" xlink:href="#__RefHeading___Toc698_155589717" text:style-name="Index_20_Link" text:visited-style-name="Index_20_Link">Rega<text:tab/>4</text:a></text:p>
                <text:p text:style-name="P35"><text:a xlink:type="simple" xlink:href="#__RefHeading___Toc486_1709815141" text:style-name="Index_20_Link" text:visited-style-name="Index_20_Link">Sistema eléctrico<text:tab/>5</text:a></text:p>
                <text:p text:style-name="P37"><text:a xlink:type="simple" xlink:href="#__RefHeading___Toc586_155589717" text:style-name="Index_20_Link" text:visited-style-name="Index_20_Link">Energia<text:tab/>5</text:a></text:p>
                <text:p text:style-name="P37"><text:a xlink:type="simple" xlink:href="#__RefHeading___Toc588_155589717" text:style-name="Index_20_Link" text:visited-style-name="Index_20_Link">Iluminação<text:tab/>5</text:a></text:p>
                <text:p text:style-name="P37"><text:a xlink:type="simple" xlink:href="#__RefHeading___Toc572_155589717" text:style-name="Index_20_Link" text:visited-style-name="Index_20_Link">Ventilação<text:tab/>5</text:a></text:p>
                <text:p text:style-name="P37"><text:a xlink:type="simple" xlink:href="#__RefHeading___Toc590_155589717" text:style-name="Index_20_Link" text:visited-style-name="Index_20_Link">Funções do robot<text:tab/>5</text:a></text:p>
                <text:p text:style-name="P35"><text:a xlink:type="simple" xlink:href="#__RefHeading___Toc457_155589717" text:style-name="Index_20_Link" text:visited-style-name="Index_20_Link">Zona da frente<text:tab/>6</text:a></text:p>
                <text:p text:style-name="P37"><text:a xlink:type="simple" xlink:href="#__RefHeading___Toc574_155589717" text:style-name="Index_20_Link" text:visited-style-name="Index_20_Link">Copos<text:tab/>6</text:a></text:p>
                <text:p text:style-name="P38"><text:a xlink:type="simple" xlink:href="#__RefHeading___Toc576_155589717" text:style-name="Index_20_Link" text:visited-style-name="Index_20_Link">Lavagem<text:tab/>6</text:a></text:p>
                <text:p text:style-name="P37"><text:a xlink:type="simple" xlink:href="#__RefHeading___Toc584_155589717" text:style-name="Index_20_Link" text:visited-style-name="Index_20_Link">Produção da sopa<text:tab/>6</text:a></text:p>
                <text:p text:style-name="P35"><text:a xlink:type="simple" xlink:href="#__RefHeading___Toc488_1709815141" text:style-name="Index_20_Link" text:visited-style-name="Index_20_Link">Zona de servimento<text:tab/>7</text:a></text:p>
              </text:index-body>
            </text:table-of-content>
            <text:p text:style-name="P34"/>
          </table:table-cell>
          <table:table-cell table:style-name="Table1.B1" office:value-type="string">
            <text:p text:style-name="P34"><draw:frame draw:style-name="fr1" draw:name="Image2" text:anchor-type="paragraph" svg:width="8.602cm" svg:height="6.909cm" draw:z-index="1"><draw:image xlink:href="../estrutura.png" xlink:type="simple" xlink:show="embed" xlink:actuate="onLoad" loext:mime-type="image/png"/></draw:frame></text:p>
          </table:table-cell>
        </table:table-row>
      </table:table>
      <text:p text:style-name="P26"/>
      <text:h text:style-name="P44" text:outline-level="1"><text:bookmark-start text:name="__RefHeading___Toc578_155589717"/>Apresentação<text:bookmark-end text:name="__RefHeading___Toc578_155589717"/></text:h>
      <text:h text:style-name="P40" text:outline-level="2"><text:bookmark-start text:name="__RefHeading___Toc580_155589717"/>A ideia<text:bookmark-end text:name="__RefHeading___Toc580_155589717"/></text:h>
      <text:p text:style-name="P4">Apareceu em desejos de fazer algo para um mundo melhor no sentido de dar aos mais desfavorecidos um bem de primeira necessidade com qualidade. </text:p>
      <text:p text:style-name="P4">Este <text:span text:style-name="T48">projecto</text:span> tem como <text:span text:style-name="T48">objectivo</text:span> alcançar uma população mais desfavorecida. Ao mesmo tempo é um <text:span text:style-name="T48">projecto</text:span> com viabilidade para qualquer país seja qual for a economia em que estiver inserido. Sendo um <text:span text:style-name="T48">projecto</text:span> de carisma agrícola, pretende dar automatismo à produção de alimentos, tendo como viabilidade o facto de ser uma unidade de produção automatizada <text:span text:style-name="T49">com</text:span> custos de manutenção <text:span text:style-name="T49">mínimas </text:span>após <text:span text:style-name="T48">construída</text:span>, é totalmente ecológica e serve-se dos recursos naturais para funcionar em pleno. Economicamente tem só os custos iniciais da construção de todo o mecanismo inerente ao <text:span text:style-name="T48">projecto.</text:span></text:p>
      <text:h text:style-name="P44" text:outline-level="1"><text:bookmark-start text:name="__RefHeading___Toc447_155589717"/>Em que consiste cada unidade<text:bookmark-end text:name="__RefHeading___Toc447_155589717"/></text:h>
      <text:list xml:id="list4188264567" text:style-name="L1">
        <text:list-item>
          <text:p text:style-name="P47">Sistema automatizado de:</text:p>
          <text:list>
            <text:list-item>
              <text:p text:style-name="P58"><text:soft-page-break/>Cultivo, regadio, <text:span text:style-name="T12">crescimento</text:span> <text:span text:style-name="T9">de batata doce e soja. A batata doce foi escolhida pelas suas óptimas características nutricionais, resistência a pragas e por ser o tubérculo que maior quantidade de energia produz no mesmo espaço. A soja pela sua excelente proteína bastante completa com aminoácidos essenciais ao ser humano.</text:span></text:p>
            </text:list-item>
            <text:list-item>
              <text:p text:style-name="P59">Manutenção de rega, gestão de luz <text:span text:style-name="T1">e</text:span> respiração.</text:p>
            </text:list-item>
            <text:list-item>
              <text:p text:style-name="P59">Colheita.</text:p>
            </text:list-item>
            <text:list-item>
              <text:p text:style-name="P60">Preparação de sopa de batata doce <text:span text:style-name="T20">com soja. A batata doce</text:span> co<text:span text:style-name="T18">m</text:span> <text:span text:style-name="T20">a </text:span>casca, após devidamente retirado<text:span text:style-name="T12">s</text:span> os oxalatos, que se consegue <text:span text:style-name="T18">depoi</text:span>s <text:span text:style-name="T18">de </text:span>ficarem 8 horas de molho. <text:span text:style-name="T20">A soja em grão verde...</text:span></text:p>
            </text:list-item>
          </text:list>
        </text:list-item>
      </text:list>
      <text:h text:style-name="P44" text:outline-level="1"><text:bookmark-start text:name="__RefHeading___Toc449_155589717"/>Vantagens da unidade<text:bookmark-end text:name="__RefHeading___Toc449_155589717"/></text:h>
      <text:list xml:id="list2451439788" text:style-name="L2">
        <text:list-item>
          <text:p text:style-name="P48">Invulnerável a tempestades meteorológicas <text:span text:style-name="T23">até magnitude bastante alta</text:span>.</text:p>
        </text:list-item>
        <text:list-item>
          <text:p text:style-name="P52">Anti pobreza, quem não tem como pagar tem este bem essencial.</text:p>
        </text:list-item>
        <text:list-item>
          <text:p text:style-name="P52">Anti crise económica, não é preciso dinheiro para beneficiar <text:span text:style-name="T19">d</text:span>este bem essencial, <text:span text:style-name="T23">o único custo é a produção da máquina</text:span>.</text:p>
        </text:list-item>
        <text:list-item>
          <text:p text:style-name="P48">Aproveitamento máximo de tempos de gestação (equivalente a entre 3 a 4 colheitas por ano).</text:p>
        </text:list-item>
        <text:list-item>
          <text:p text:style-name="P48">Colheitas irregulares, a colheita é individual e é feita consoante a necessidade e prontamente requerido.</text:p>
        </text:list-item>
        <text:list-item>
          <text:p text:style-name="P48">Cultivo réplica do tradicional.</text:p>
        </text:list-item>
        <text:list-item>
          <text:p text:style-name="P48">Auto-manutenção.</text:p>
        </text:list-item>
        <text:list-item>
          <text:p text:style-name="P48">Gestão <text:span text:style-name="T48">optimizada</text:span> para maximizar a produção.</text:p>
        </text:list-item>
        <text:list-item>
          <text:p text:style-name="P48"><text:span text:style-name="T48">Directo</text:span> ao consumidor.</text:p>
        </text:list-item>
        <text:list-item>
          <text:p text:style-name="P54">Logística zero, <text:span text:style-name="T17">é tudo feito no local.</text:span></text:p>
        </text:list-item>
      </text:list>
      <text:p text:style-name="P8"/>
      <text:h text:style-name="P44" text:outline-level="1"><text:bookmark-start text:name="__RefHeading___Toc451_155589717"/>Características<text:bookmark-end text:name="__RefHeading___Toc451_155589717"/></text:h>
      <text:h text:style-name="P40" text:outline-level="2"><text:bookmark-start text:name="__RefHeading___Toc582_155589717"/>Estrutura das unidades<text:bookmark-end text:name="__RefHeading___Toc582_155589717"/></text:h>
      <text:p text:style-name="P4">Estrutura auto-portante, em chapa de aço, acrílico, painéis solares, com as medidas adequadas ao transporte.</text:p>
      <text:p text:style-name="P5">As unidades de produção são de transporte adequado aos meios <text:span text:style-name="T40">actuais</text:span> <text:span text:style-name="T1">em medidas equivalentes a contentores de 40 pés</text:span>, <text:span text:style-name="T12">12000mm por 2500mm com 2700mm de altura,</text:span> podendo assim ir para locais onde são mais necessários. <text:span text:style-name="T13">A área de cultivo são aproximadamente 120 metros quadrados, que vão ser repartidos em 4 andares na unidade que tem 30 metros quadrados.</text:span></text:p>
      <text:p text:style-name="P9"><text:soft-page-break/>Cada unidade contém aproximadamente 10 metros <text:span text:style-name="T27">cúbicos</text:span> de terra e reservatório de água <text:span text:style-name="T19">com</text:span> 3000 litros de agua, que é retida da chuva. O reservatório <text:span text:style-name="T15">de agua retém 100mm de pluviosidade e é anti evaporação.</text:span></text:p>
      <text:p text:style-name="P10">Contem painéis solares em toda a área no topo, divididos em 3 parcelas, com as medidas de 2500mm por 4000mm, em que todos contém seguidores solares controlados por GPS.</text:p>
      <text:p text:style-name="P11">O acesso é controlado por impressão digital, em que o sistema assim reconhece e disponibiliza a cada pessoa até 3 doses diárias.</text:p>
      <text:p text:style-name="P12">O botão de pedido de dose ou meia dose está incorporado no sensor de impressão digital, em que ao pressionar até ao meio gera meia dose, e se pressionar com mais força até ao fundo gera dose completa.</text:p>
      <text:p text:style-name="P12">Toda a unidade é feita de forma a que tenha o mínimo de material e aplicado o mais simples possível.</text:p>
      <text:h text:style-name="P44" text:outline-level="1"><text:bookmark-start text:name="__RefHeading___Toc453_155589717"/>Produção<text:bookmark-end text:name="__RefHeading___Toc453_155589717"/></text:h>
      <text:p text:style-name="P6">A pr<text:span text:style-name="T16">o</text:span>dução <text:span text:style-name="T1">de cada unidade </text:span>é contínua e é estimada a disponibilidade de <text:span text:style-name="T37">15 litros de sopa de </text:span>batata <text:span text:style-name="T1">doce com soja diariamente, mais ou menos espesso dependendo da quantidade crescida na área respectiva para cada dia</text:span>, <text:span text:style-name="T12">o equivalente a cerca de 50 doses de 0,3 litros,</text:span> <text:span text:style-name="T1">prontas a ingerir</text:span> em cada unidade. <text:span text:style-name="T33">A imagem seguinte mostra 2 socalcos dos aproximadamente 1900 que tem a maquina.</text:span></text:p>
      <text:p text:style-name="P13"><draw:frame draw:style-name="fr2" draw:name="Image1" text:anchor-type="paragraph" svg:x="-0.441cm" svg:y="0.273cm" svg:width="12.19cm" svg:height="9.41cm" draw:z-index="0"><draw:image xlink:href="../sucalco.png" xlink:type="simple" xlink:show="embed" xlink:actuate="onLoad" loext:mime-type="image/png"/></draw:frame>Tem uma placa de leds no exterior em que se consegue ver ao longe a quantidade de doses disponíveis, em que simplesmente fica apagado quando não tiver mais doses disponíveis, isto para evitar filas desnecessárias.</text:p>
      <text:p text:style-name="P1"><text:span text:style-name="T41">São unidades de produção automatizada </text:span><text:span text:style-name="T47">com</text:span><text:span text:style-name="T41"> custos de manutenção </text:span><text:span text:style-name="T47">mínimas </text:span><text:span text:style-name="T41">após </text:span><text:span text:style-name="T42">construídas</text:span><text:span text:style-name="T41">, totalmente ecológicas e servem-se dos recursos naturais Sol e chuva para funcionar em pleno. Tem reservatório de captação da chuva, em que serve para locais com precipitação desde 100mm anuais, no mínimo porém.</text:span><text:span text:style-name="T42"> Siga </text:span><text:a xlink:type="simple" xlink:href="https://climate-data.org/" text:style-name="Internet_20_link" text:visited-style-name="Visited_20_Internet_20_Link"><text:span text:style-name="T42">https://climate-</text:span></text:a><text:soft-page-break/><text:a xlink:type="simple" xlink:href="https://climate-data.org/" text:style-name="Internet_20_link" text:visited-style-name="Visited_20_Internet_20_Link"><text:span text:style-name="T42">data.org/</text:span></text:a><text:span text:style-name="T42"> <text:s/>para ver as pluviosidade em vários locais do planeta.</text:span></text:p>
      <text:p text:style-name="P14"><text:s/></text:p>
      <text:h text:style-name="P41" text:outline-level="2"><text:bookmark-start text:name="__RefHeading___Toc455_155589717"/><text:span text:style-name="T25">G</text:span>estão de cultivo <text:bookmark-end text:name="__RefHeading___Toc455_155589717"/></text:h>
      <text:p text:style-name="P15">A gestão de cultivo é feita por um robot em carris pela parte de cima <text:span text:style-name="T14">de cada patamar</text:span>, em que as suas medidas exteriores não ultrapassam os 300 milímetros de diâmetro quando em movimento.</text:p>
      <text:p text:style-name="P16">Uma hora antes de anoitecer, o sistema desliga a restrição de 3 doses <text:span text:style-name="T24">por pessoa</text:span>, até o recipiente de batata doce ficar vazio. </text:p>
      <text:p text:style-name="P17">Nessa altura antes de o painel solar da nascente se posicionar para o dia seguinte, o robot vai buscar as batatas para o dia seguinte e coloca-as num recipiente em que elas ficam de molho durante a noite para retirar os oxalatos.</text:p>
      <text:p text:style-name="P18">Nessa fase são colocadas as mudas para crescerem 15 dias, provenientes da colheita <text:span text:style-name="T29">anterior</text:span>.</text:p>
      <text:p text:style-name="P17">Quando o robot vai buscar as batatas <text:span text:style-name="T21">doces e a soja</text:span>, <text:span text:style-name="T21">cultiva </text:span>de imediato as seguintes, <text:span text:style-name="T25">com a muda mais antiga já crescida com 15 dias fazendo assim a rotatividade, e</text:span> <text:span text:style-name="T21">trocando o local da batata doce pela soja, fazendo assim uma rotação cultivar, que vai trazer benefícios tanto no crescimento</text:span> <text:span text:style-name="T21">mais sadio como também minimizar as pragas, sendo a soja excelente para esta função e podendo fazer camada direta de compostagem para a batata-doce, uma vez que a batata necessita da terra o mais solta possível. F</text:span>ica registado na base de dados a localização e data do <text:span text:style-name="T21">cultivo</text:span> dessas. Os cerca de 120 metros quadrados vão ficar em <text:span text:style-name="T36">128</text:span> divisões, fazendo <text:span text:style-name="T10">a rotatividade em 128 dias, de forma a que o robot sabe exactamente a localização onde estão as batatas doces e soja mais maduras, fazendo assim um ciclo permanente. Assim fica uma fileira de 3 metros disponíveis para cada dia, o que vai equivaler aos cerca de 15 litros de sopa de batata doce com soja.</text:span></text:p>
      <text:h text:style-name="P39" text:outline-level="3"><text:bookmark-start text:name="__RefHeading___Toc698_155589717"/>Rega<text:bookmark-end text:name="__RefHeading___Toc698_155589717"/></text:h>
      <text:p text:style-name="P23">A rega <text:span text:style-name="T11">é</text:span> feita pelo <text:span text:style-name="T48">robot</text:span> p<text:span text:style-name="T11">or volta do</text:span> meio-dia quando há mais excedente de energia proveniente dos painéis solares. <text:span text:style-name="T11">Sendo necessário rega de 3 em 3 dias, o robot movimenta-se na rega em cerca de 30 blocos a cada dia, fazendo também algum controlo mecânico com <text:s/>as possíveis pragas e ervas daninhas.</text:span></text:p>
      <text:h text:style-name="P45" text:outline-level="1"><text:bookmark-start text:name="__RefHeading___Toc486_1709815141"/>Sistema <text:span text:style-name="T38">eléctrico</text:span><text:bookmark-end text:name="__RefHeading___Toc486_1709815141"/></text:h>
      <text:h text:style-name="P42" text:outline-level="2"><text:bookmark-start text:name="__RefHeading___Toc586_155589717"/>Energia<text:bookmark-end text:name="__RefHeading___Toc586_155589717"/></text:h>
      <text:p text:style-name="P7">Energia renovável para alimentar os leds, o robot e outras componentes:</text:p>
      <text:list xml:id="list1455576860" text:style-name="L3">
        <text:list-item>
          <text:p text:style-name="P49"><text:soft-page-break/>Painéis solares fotovoltaicos, <text:span text:style-name="T28">em 3 módulos, movimentados por actuadores lineares.</text:span>.</text:p>
        </text:list-item>
        <text:list-item>
          <text:p text:style-name="P55">Eólica urbana de baixo ruído.</text:p>
        </text:list-item>
      </text:list>
      <text:p text:style-name="P28"><text:span text:style-name="T3">A</text:span><text:span text:style-name="T2"> maquina só funciona durante o dia, quando o sol nasce e começa a </text:span><text:span text:style-name="T4">haver</text:span><text:span text:style-name="T2"> energia suficiente no estabilizador.</text:span></text:p>
      <text:p text:style-name="P29"><text:span text:style-name="T2">Os painéis solares são em 2 ou 3 módulos, cada um com sistema de seguidor solar, </text:span><text:span text:style-name="T5">em que na ultima hora de sol, o painel do lado da nascente posiciona-se para onde o sol nasce no dia a seguir. Quando este receber energia, os outros posicionam-se devidamente ao sol. Isto porque o sistema não vai ter baterias </text:span><text:span text:style-name="T4">pelo que </text:span><text:span text:style-name="T5">além de serem dispendiosas, têm durabilidade reduzida e as maquinas são para ter o mínimo de manutenção possível, dado que vão ser bastantes e são apropriadas para sítios remotos.</text:span></text:p>
      <text:h text:style-name="P42" text:outline-level="2"><text:bookmark-start text:name="__RefHeading___Toc588_155589717"/>Iluminação<text:bookmark-end text:name="__RefHeading___Toc588_155589717"/></text:h>
      <text:list xml:id="list186619971" text:style-name="L4">
        <text:list-item>
          <text:p text:style-name="P50">Feita com leds de consumo energético mínimo, com somente o comprimento de onda necessário para o crescimento da planta.</text:p>
        </text:list-item>
        <text:list-item>
          <text:p text:style-name="P56">Localizados em painel auto-ajustável, pelo que as proximidades mais curtas possíveis maximizam o aproveitamento energético requerido pela planta.</text:p>
        </text:list-item>
      </text:list>
      <text:h text:style-name="P42" text:outline-level="2"><text:bookmark-start text:name="__RefHeading___Toc572_155589717"/>Ventilação<text:bookmark-end text:name="__RefHeading___Toc572_155589717"/></text:h>
      <text:p text:style-name="P19">Contem duas ventoinhas com passagens de ar, em que a saída de fluxo do ar tem um sistema que fecha completamente em caso de paragem da ventoinha, isto para a situação de impedir ao máximo a entrada de <text:span text:style-name="T38">insectos.</text:span> A ventoinha de saída precisa de funcionar de noite para poder circular o ar, portanto precisa de um sistema acumulador de energia que é um compressor de ar, porque é o que tem menor desgaste em relação a outros sistemas acumuladores de energia. </text:p>
      <text:h text:style-name="P40" text:outline-level="2"><text:bookmark-start text:name="__RefHeading___Toc590_155589717"/>Funções do <text:span text:style-name="T39">robot</text:span><text:bookmark-end text:name="__RefHeading___Toc590_155589717"/></text:h>
      <text:list xml:id="list2895224565" text:style-name="L5">
        <text:list-item>
          <text:p text:style-name="P51">Regulação <text:span text:style-name="T38">óptima</text:span> da iluminação.</text:p>
        </text:list-item>
        <text:list-item>
          <text:p text:style-name="P51">Realização do cultivo.</text:p>
        </text:list-item>
        <text:list-item>
          <text:p text:style-name="P53">Rega com balde, minimizando tubagens, válvulas e controladoras, assim há melhor gestão quando a agua não é abundante.</text:p>
        </text:list-item>
        <text:list-item>
          <text:p text:style-name="P51">Colheita <text:span text:style-name="T26">da batata doce e soja.</text:span></text:p>
        </text:list-item>
        <text:list-item text:start-value="1">
          <text:p text:style-name="P51">Programas de manutenções várias.</text:p>
        </text:list-item>
        <text:list-item>
          <text:p text:style-name="P51">Substituição de leds avariados.</text:p>
        </text:list-item>
        <text:list-item>
          <text:p text:style-name="P51">Participação na construção da estrutura.</text:p>
        </text:list-item>
        <text:list-item>
          <text:p text:style-name="P57">Entre outras, <text:span text:style-name="T38">receptivo</text:span> a constante programação e auto-aprendizagem consoante o que for preciso.</text:p>
        </text:list-item>
      </text:list>
      <text:h text:style-name="P44" text:outline-level="1"><text:bookmark-start text:name="__RefHeading___Toc457_155589717"/><text:soft-page-break/>Zona da <text:span text:style-name="T34">frente</text:span><text:bookmark-end text:name="__RefHeading___Toc457_155589717"/></text:h>
      <text:p text:style-name="P32"><text:span text:style-name="T35">Produção</text:span> de compostagem</text:p>
      <text:p text:style-name="P33"/>
      <text:p text:style-name="P32">Saponária</text:p>
      <text:h text:style-name="P43" text:outline-level="2"><text:bookmark-start text:name="__RefHeading___Toc574_155589717"/>Copos<text:bookmark-end text:name="__RefHeading___Toc574_155589717"/></text:h>
      <text:p text:style-name="P20">Os copos têm identificação que fica associada à impressão digital.</text:p>
      <text:p text:style-name="P20">Na situação de o copo utilizado não for recolocado pela pessoa, na próxima vez que a pessoa voltar, vai ser informada que precisa meter o copo ou a dose de sopa que vai receber será reduzida, até recolocar o copo, isto com a tolerância de um mês para situação de alguma quebra que poderá acontecer ao copo. <text:span text:style-name="T22">A maquina vai ter um stock de 20 ou 30 <text:s/>copos de reserva, antecipando estas situações,</text:span></text:p>
      <text:p text:style-name="P24"><text:span text:style-name="T31">Os copos naturalmente são feitos de material resistente, </text:span><text:span text:style-name="T32">com a mais baixa porosidade ou permeabilidade possível no intuito de ficar o mínimo resíduo possível <text:s/>quando utilizados</text:span><text:span text:style-name="T31">.</text:span></text:p>
      <text:h text:style-name="P39" text:outline-level="3"><text:bookmark-start text:name="__RefHeading___Toc576_155589717"/>Lavagem<text:bookmark-end text:name="__RefHeading___Toc576_155589717"/></text:h>
      <text:p text:style-name="P2"><text:span text:style-name="T41">Tem sistema de reutilização de copos, em que os mesmos ao serem colocados no </text:span><text:span text:style-name="T43">respectivo</text:span><text:span text:style-name="T41"> local, há um sistema de lavagem pressurizad</text:span><text:span text:style-name="T44">o</text:span><text:span text:style-name="T41"> </text:span><text:span text:style-name="T45">com agua quente e sabão natural saponaria </text:span><text:a xlink:type="simple" xlink:href="http://wikipedia.org/wiki/Saponaria" text:style-name="Internet_20_link" text:visited-style-name="Visited_20_Internet_20_Link"><text:span text:style-name="T41">http://wikipedia.org/wiki/Saponari</text:span></text:a><text:a xlink:type="simple" xlink:href="http://wikipedia.org/wiki/Saponaria" text:style-name="Internet_20_link" text:visited-style-name="Visited_20_Internet_20_Link"><text:span text:style-name="T43">a</text:span></text:a><text:span text:style-name="T43">, produzido na mesma unidade, </text:span><text:span text:style-name="T41"><text:s/>praticamente equivalente </text:span><text:span text:style-name="T44">à</text:span><text:span text:style-name="T41"> esterilização. O</text:span><text:span text:style-name="T46"> sistema de lavagem é optimizado para gastar o mínimo de agua e energia, em que há um molde com afastamento de alguns milímetros das paredes dos copos.</text:span></text:p>
      <text:p text:style-name="P21">O mesmo sistema é utilizado para a lavagem da panela.</text:p>
      <text:h text:style-name="P40" text:outline-level="2"><text:bookmark-start text:name="__RefHeading___Toc584_155589717"/><text:span text:style-name="T30">Produção da sopa</text:span> <text:bookmark-end text:name="__RefHeading___Toc584_155589717"/></text:h>
      <text:p text:style-name="P30"><text:span text:style-name="T6">A</text:span><text:span text:style-name="T7">o inicio do dia, o sistema automático vai colocar as batatas doces no recipiente de cozimento a pressão</text:span><text:span text:style-name="T8">.</text:span></text:p>
      <text:p text:style-name="P22"><draw:frame draw:style-name="fr3" draw:name="Image3" text:anchor-type="paragraph" svg:width="15.901cm" svg:height="9.843cm" draw:z-index="2"><draw:image xlink:href="../panela.png" xlink:type="simple" xlink:show="embed" xlink:actuate="onLoad" loext:mime-type="image/png"/></draw:frame><text:soft-page-break/></text:p>
      <text:h text:style-name="P46" text:outline-level="1"><text:bookmark-start text:name="__RefHeading___Toc488_1709815141"/>Zona de servimento<text:bookmark-end text:name="__RefHeading___Toc488_1709815141"/></text:h>
      <text:p text:style-name="P31">Tem um sistema de arrefecimento pontual, em que a sopa estando <text:span text:style-name="T51">à</text:span> temperatura mínima de 65 graus para perseverar a sua qualidade anti-bacteriana, passa a ter cerca de menos 20 graus quando servido, isto para servir a sopa <text:span text:style-name="T51">à</text:span> temperatura ideal para consumo rápido.</text:p>
      <text:p text:style-name="P31">Isto além da vantagem de a sopa ser servid<text:span text:style-name="T50">a</text:span> com excelente temperatura, faz implicitamente com que o copo seja devolvido na hora.</text:p>
      <text:p text:style-name="P3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Arial3" svg:font-family="Arial" style:font-family-generic="swiss"/>
    <style:font-face style:name="Arial" svg:font-family="Arial" style:font-adornments="Italic" style:font-family-generic="swiss"/>
    <style:font-face style:name="Arial1" svg:font-family="Arial" style:font-adornments="Regular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" fo:font-family="Arial" style:font-style-name="Italic" style:font-family-generic="swiss" fo:font-size="16pt" fo:font-style="italic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 style:writing-mode="page">
        <style:tab-stops>
          <style:tab-stop style:position="17.09cm" style:type="center"/>
        </style:tab-stops>
      </style:paragraph-properties>
      <style:text-properties style:font-name="Arial1" fo:font-family="Arial" style:font-style-name="Regular" style:font-family-generic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style:font-size-asian="10.5pt" loext:shadow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05:49:14.280585343</meta:creation-date>
    <dc:date>2019-05-12T20:40:53.310000000</dc:date>
    <meta:editing-duration>P6DT4H38M2S</meta:editing-duration>
    <meta:editing-cycles>94</meta:editing-cycles>
    <meta:generator>LibreOffice/6.1.6.3$Windows_X86_64 LibreOffice_project/5896ab1714085361c45cf540f76f60673dd96a72</meta:generator>
    <meta:document-statistic meta:table-count="1" meta:image-count="3" meta:object-count="0" meta:page-count="7" meta:paragraph-count="100" meta:word-count="1724" meta:character-count="10223" meta:non-whitespace-character-count="8614"/>
  </office:meta>
</office:document-meta>
</file>